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80000024E663A542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subtitle">
      <style:graphic-properties draw:fill-color="#ffffff" draw:textarea-horizontal-align="justify" draw:auto-grow-height="true" fo:min-height="9.13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4" style:family="text">
      <style:text-properties style:font-name="Liberation Sans2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2" fo:font-size="24pt" style:font-name-asian="Liberation Serif1" style:font-size-asian="24pt" style:font-name-complex="Liberation Serif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Рекомендательная система премиум-танков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Итоги конкурентного анализ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Минимальные требования к функциональности</text:p>
          </draw:text-box>
        </draw:frame>
        <draw:frame presentation:style-name="pr4" draw:text-style-name="P5" draw:layer="layout" svg:width="25.199cm" svg:height="9.134cm" svg:x="1.399cm" svg:y="4.941cm" presentation:class="subtitle" presentation:user-transformed="true">
          <draw:text-box>
            <text:p text:style-name="P4"><text:span text:style-name="T1">1. Данные: получение статистических данных игрока по его ID.</text:span></text:p>
            <text:p text:style-name="P4"><text:span text:style-name="T1">2. Модель: обученная ML-модель для предсказаний среднего урона на премиум-танках.</text:span></text:p>
            <text:p text:style-name="P4"><text:span text:style-name="T1">3. API: для обращения к модели и предоставление результатов.</text:span></text:p>
            <text:p text:style-name="P4"><text:span text:style-name="T1">4. UI: интерфейс для пользователя-игрока в клиенте игры с топ-3 танков по урону и возможностью купить выбранный тан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Ключевые конкурентные преимущества</text:p>
          </draw:text-box>
        </draw:frame>
        <draw:frame presentation:style-name="pr4" draw:text-style-name="P5" draw:layer="layout" svg:width="25.199cm" svg:height="9.134cm" svg:x="1.4cm" svg:y="4.999cm" presentation:class="subtitle" presentation:user-transformed="true">
          <draw:text-box>
            <text:p text:style-name="P4"><text:span text:style-name="T1">1. Персонализация: рекомендации основаны на статистике игрока, а не глобальных рейтингах.</text:span></text:p>
            <text:p text:style-name="P4"><text:span text:style-name="T1">2. Внутриигровое решение: игроку не нужно искать сторонние ресурсы, т.к. информация уже есть в клиенте игры, что экономит его время.</text:span></text:p>
            <text:p text:style-name="P4"><text:span text:style-name="T1">3. Интерпретируемость: снижение сомнений игроков в том, что танк подойдет, за счет предсказаний на схожести с другими игроками.</text:span></text:p>
            <text:p text:style-name="P4"><text:span text:style-name="T1">4. Решение проблемы выбора из множества премиум-танк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Оптимальная модель ценообразования и монетизации</text:p>
          </draw:text-box>
        </draw:frame>
        <draw:frame presentation:style-name="pr4" draw:text-style-name="P5" draw:layer="layout" svg:width="25.199cm" svg:height="9.134cm" svg:x="1.4cm" svg:y="4.366cm" presentation:class="subtitle" presentation:user-transformed="true">
          <draw:text-box>
            <text:p text:style-name="P4"><text:span text:style-name="T1">1. Увеличение прямых продаж премиум-танков за счет увеличения конверсии персонализированных предложений.</text:span></text:p>
            <text:p text:style-name="P4"><text:span text:style-name="T1">2. Персональные скидки с ограничением по времени на бандлы с рекомендованной премиум-техникой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Минимальные показатели (бенчмарки)</text:p>
          </draw:text-box>
        </draw:frame>
        <draw:frame presentation:style-name="pr4" draw:text-style-name="P5" draw:layer="layout" svg:width="25.199cm" svg:height="9.134cm" svg:x="1.4cm" svg:y="4.366cm" presentation:class="subtitle" presentation:user-transformed="true">
          <draw:text-box>
            <text:p text:style-name="P4"><text:span text:style-name="T1">R</text:span><text:span text:style-name="T2">² – </text:span><text:span text:style-name="T3">поскольку важна точность предсказаний (ожидания пользователя оправдаются, если предсказания будут близки к фактическому результату).</text:span></text:p>
            <text:p text:style-name="P4"><text:span text:style-name="T3">Время отклика се</text:span><text:span text:style-name="T4">рвиса – </text:span><text:span text:style-name="T5">≤</text:span><text:span text:style-name="T4"> 500 m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180000024E663A542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0T10:46:34.144913800</meta:creation-date>
    <dc:date>2025-11-11T22:20:30.776607800</dc:date>
    <meta:editing-duration>PT35M6S</meta:editing-duration>
    <meta:editing-cycles>6</meta:editing-cycles>
    <meta:generator>LibreOffice/25.2.6.2$Windows_X86_64 LibreOffice_project/729c5bfe710f5eb71ed3bbde9e06a6065e9c6c5d</meta:generator>
    <meta:document-statistic meta:object-count="41"/>
  </office:meta>
</office:document-meta>
</file>